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E00000088EDCA2955.png" manifest:media-type="image/png"/>
  <manifest:file-entry manifest:full-path="Pictures/10000201000002000000020002723FB7.png" manifest:media-type="image/png"/>
  <manifest:file-entry manifest:full-path="Pictures/10000201000001D3000001D32858C6D4.png" manifest:media-type="image/png"/>
  <manifest:file-entry manifest:full-path="Pictures/10000201000000C8000000C8143148BB.png" manifest:media-type="image/png"/>
  <manifest:file-entry manifest:full-path="Pictures/10000201000001F4000001F4F8DD29DA.png" manifest:media-type="image/png"/>
  <manifest:file-entry manifest:full-path="Pictures/10000201000000CC000000CC8922F9B2.png" manifest:media-type="image/png"/>
  <manifest:file-entry manifest:full-path="Pictures/100002010000010000000100DB1664F5.png" manifest:media-type="image/png"/>
  <manifest:file-entry manifest:full-path="Pictures/10000201000009F600000CE4DC0F0C0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abylon5" svg:font-family="Babylon5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979e" officeooo:paragraph-rsid="0018979e"/>
    </style:style>
    <style:style style:name="P2" style:family="paragraph" style:parent-style-name="Standard">
      <style:text-properties fo:font-weight="normal" officeooo:rsid="0018979e" officeooo:paragraph-rsid="0018979e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Babylon5" fo:font-size="24pt" fo:font-weight="normal" officeooo:rsid="001a4ba1" officeooo:paragraph-rsid="001a4ba1" style:font-size-asian="24pt" style:font-weight-asian="normal" style:font-size-complex="24pt" style:font-weight-complex="normal"/>
    </style:style>
    <style:style style:name="P4" style:family="paragraph" style:parent-style-name="Standard">
      <style:text-properties fo:font-weight="normal" officeooo:rsid="0019d5c8" officeooo:paragraph-rsid="0019d5c8" style:font-weight-asian="normal" style:font-weight-complex="normal"/>
    </style:style>
    <style:style style:name="P5" style:family="paragraph" style:parent-style-name="Standard">
      <style:text-properties fo:font-weight="normal" officeooo:rsid="0018979e" officeooo:paragraph-rsid="0018979e" style:font-weight-asian="normal" style:font-weight-complex="normal"/>
    </style:style>
    <style:style style:name="P6" style:family="paragraph" style:parent-style-name="Standard">
      <style:text-properties fo:font-weight="bold" officeooo:rsid="0019d5c8" officeooo:paragraph-rsid="0019d5c8" style:font-weight-asian="bold" style:font-weight-complex="bold"/>
    </style:style>
    <style:style style:name="P7" style:family="paragraph" style:parent-style-name="Standard">
      <style:text-properties officeooo:rsid="0018979e" officeooo:paragraph-rsid="0018979e"/>
    </style:style>
    <style:style style:name="P8" style:family="paragraph" style:parent-style-name="Standard">
      <style:paragraph-properties fo:text-align="start" style:justify-single-word="false"/>
      <style:text-properties style:font-name="Babylon5" fo:font-size="32pt" fo:font-weight="normal" officeooo:rsid="0019d5c8" officeooo:paragraph-rsid="0019d5c8" style:font-size-asian="32pt" style:font-weight-asian="normal" style:font-size-complex="3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Babylon5" fo:font-size="24pt" fo:font-weight="normal" officeooo:rsid="0019d5c8" officeooo:paragraph-rsid="001a4ba1" style:font-size-asian="24pt" style:font-weight-asian="normal" style:font-size-complex="2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Babylon5" fo:font-size="24pt" fo:font-weight="normal" officeooo:rsid="001a4ba1" officeooo:paragraph-rsid="001a4ba1" style:font-size-asian="24pt" style:font-weight-asian="normal" style:font-size-complex="24pt" style:font-weight-complex="normal"/>
    </style:style>
    <style:style style:name="T1" style:family="text">
      <style:text-properties officeooo:rsid="001a4ba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8" text:anchor-type="page" text:anchor-page-number="1" svg:x="0.0402in" svg:y="0.0201in" svg:width="8.4528in" svg:height="10.9382in" draw:z-index="0">
        <draw:image xlink:href="Pictures/10000201000009F600000CE4DC0F0C06.png" xlink:type="simple" xlink:show="embed" xlink:actuate="onLoad"/>
      </draw:frame>
      <text:p text:style-name="P1"/>
      <text:p text:style-name="P1"/>
      <text:p text:style-name="P1">Auto-destruct icon: <text:s text:c="6"/><draw:frame draw:style-name="fr1" draw:name="Image4" text:anchor-type="as-char" svg:width="0.5in" svg:height="0.5in" draw:z-index="1"><draw:image xlink:href="Pictures/10000201000000CC000000CC8922F9B2.png" xlink:type="simple" xlink:show="embed" xlink:actuate="onLoad"/></draw:frame> <text:s text:c="5"/><draw:frame draw:style-name="fr1" draw:name="Image5" text:anchor-type="as-char" svg:width="0.5in" svg:height="0.5in" draw:z-index="4"><draw:image xlink:href="Pictures/10000201000001F4000001F4F8DD29DA.png" xlink:type="simple" xlink:show="embed" xlink:actuate="onLoad"/></draw:frame> <text:s text:c="5"/><draw:frame draw:style-name="fr1" draw:name="Image6" text:anchor-type="as-char" svg:width="0.5in" svg:height="0.5in" draw:z-index="5"><draw:image xlink:href="Pictures/10000201000000C8000000C8143148BB.png" xlink:type="simple" xlink:show="embed" xlink:actuate="onLoad"/></draw:frame></text:p>
      <text:p text:style-name="P1"/>
      <text:p text:style-name="P1"/>
      <text:p text:style-name="P2">robot: <text:s text:c="6"/><draw:frame draw:style-name="fr1" draw:name="Image3" text:anchor-type="as-char" svg:width="0.5in" svg:height="0.5in" draw:z-index="2"><draw:image xlink:href="Pictures/10000201000001D3000001D32858C6D4.png" xlink:type="simple" xlink:show="embed" xlink:actuate="onLoad"/></draw:frame> <text:s text:c="4"/><draw:frame draw:style-name="fr1" draw:name="Image2" text:anchor-type="as-char" svg:width="0.5in" svg:height="0.5in" draw:z-index="6"><draw:image xlink:href="Pictures/10000201000002000000020002723FB7.png" xlink:type="simple" xlink:show="embed" xlink:actuate="onLoad"/></draw:frame> <text:s text:c="4"/><draw:frame draw:style-name="fr3" draw:name="Image1" text:anchor-type="as-char" svg:y="-0.5in" svg:width="0.5in" svg:height="0.5in" draw:z-index="7"><draw:image xlink:href="Pictures/100002010000010000000100DB1664F5.png" xlink:type="simple" xlink:show="embed" xlink:actuate="onLoad"/></draw:frame></text:p>
      <text:p text:style-name="P2"/>
      <text:p text:style-name="P6"/>
      <text:p text:style-name="P4"><text:s text:c="5"/><draw:frame draw:style-name="fr1" draw:name="Image7" text:anchor-type="as-char" svg:width="1.4272in" svg:height="0.95in" draw:z-index="3"><draw:image xlink:href="Pictures/10000201000000DE00000088EDCA2955.png" xlink:type="simple" xlink:show="embed" xlink:actuate="onLoad"/></draw:frame></text:p>
      <text:p text:style-name="P4"/>
      <text:p text:style-name="P8"/>
      <text:p text:style-name="P8"/>
      <text:p text:style-name="P8">Launch Control</text:p>
      <text:p text:style-name="P9"><text:s text:c="6"/>Field Unit<text:span text:style-name="T1">#5</text:span></text:p>
      <text:p text:style-name="P3"/>
      <text:p text:style-name="P3"/>
      <text:p text:style-name="P3"/>
      <text:p text:style-name="P3"/>
      <text:p text:style-name="P3"><text:tab/>Reset</text:p>
      <text:p text:style-name="P3"/>
      <text:p text:style-name="P3"><text:tab/>Arm</text:p>
      <text:p text:style-name="P3"/>
      <text:p text:style-name="P3"><text:tab/>Launch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abylon5" svg:font-family="Babylon5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22:57:15.432497239</meta:creation-date>
    <dc:date>2015-11-19T12:33:04.247600803</dc:date>
    <meta:editing-duration>PT14M20S</meta:editing-duration>
    <meta:editing-cycles>6</meta:editing-cycles>
    <meta:generator>LibreOffice/4.2.8.2$Linux_X86_64 LibreOffice_project/420m0$Build-2</meta:generator>
    <meta:document-statistic meta:table-count="0" meta:image-count="8" meta:object-count="0" meta:page-count="1" meta:paragraph-count="8" meta:word-count="10" meta:character-count="116" meta:non-whitespace-character-count="63"/>
  </office:meta>
</office:document-meta>
</file>